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" svg:font-family="Times"/>
    <style:font-face style:name="Times1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3.413cm"/>
        </style:tab-stops>
      </style:paragraph-properties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Heading_20_2">
      <style:paragraph-properties fo:margin-left="1.27cm" fo:margin-right="0cm" fo:margin-top="0.423cm" fo:margin-bottom="0.106cm" fo:line-height="150%" fo:text-indent="0cm" style:auto-text-indent="false" fo:keep-with-next="always">
        <style:tab-stops>
          <style:tab-stop style:position="0cm"/>
        </style:tab-stops>
      </style:paragraph-properties>
      <style:text-properties style:use-window-font-color="true" fo:font-size="20pt" fo:letter-spacing="0.071cm" fo:language="en" fo:country="US" fo:font-weight="bold" style:font-name-asian="Times New Roman" style:font-size-asian="20pt" style:language-asian="zxx" style:country-asian="none" style:font-weight-asian="bold" style:font-name-complex="Arial" style:font-size-complex="20pt" style:language-complex="ar" style:country-complex="SA" style:font-style-complex="italic" style:font-weight-complex="bold"/>
    </style:style>
    <style:style style:name="P5" style:family="paragraph" style:parent-style-name="Heading_20_2">
      <style:paragraph-properties fo:margin-left="1.27cm" fo:margin-right="0cm" fo:text-indent="0cm" style:auto-text-indent="false" fo:break-before="page">
        <style:tab-stops>
          <style:tab-stop style:position="0cm"/>
        </style:tab-stops>
      </style:paragraph-properties>
      <style:text-properties style:use-window-font-color="true" fo:font-size="20pt" fo:letter-spacing="0.071cm" fo:language="en" fo:country="US" fo:font-weight="bold" style:font-name-asian="Times New Roman" style:font-size-asian="20pt" style:language-asian="zxx" style:country-asian="none" style:font-weight-asian="bold" style:font-name-complex="Arial" style:font-size-complex="20pt" style:language-complex="ar" style:country-complex="SA" style:font-style-complex="italic" style:font-weight-complex="bold"/>
    </style:style>
    <style:style style:name="P6" style:family="paragraph" style:parent-style-name="Heading_20_1">
      <style:paragraph-properties fo:margin-top="0.423cm" fo:margin-bottom="0.106cm" fo:line-height="150%" fo:text-align="center" style:justify-single-word="false" fo:keep-with-next="always">
        <style:tab-stops>
          <style:tab-stop style:position="0cm"/>
        </style:tab-stops>
      </style:paragraph-properties>
      <style:text-properties style:use-window-font-color="true" fo:font-size="16pt" fo:language="en" fo:country="US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7" style:family="paragraph" style:parent-style-name="Heading_20_3">
      <style:paragraph-properties fo:margin-top="0.423cm" fo:margin-bottom="0.106cm" fo:keep-with-next="always">
        <style:tab-stops>
          <style:tab-stop style:position="0cm"/>
        </style:tab-stops>
      </style:paragraph-properties>
      <style:text-properties fo:font-variant="small-caps" style:use-window-font-color="true" fo:font-size="16pt" fo:language="en" fo:country="US" fo:font-weight="bold" style:font-name-asian="Times New Roman" style:font-size-asian="16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8" style:family="paragraph" style:parent-style-name="Heading_20_4">
      <style:paragraph-properties fo:margin-top="0.423cm" fo:margin-bottom="0.106cm" fo:keep-with-next="always">
        <style:tab-stops>
          <style:tab-stop style:position="0cm"/>
        </style:tab-stops>
      </style:paragraph-properties>
      <style:text-properties style:use-window-font-color="true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9" style:family="paragraph" style:parent-style-name="Contents_20_1">
      <style:paragraph-properties>
        <style:tab-stops>
          <style:tab-stop style:position="16.984cm" style:type="right" style:leader-style="dotted" style:leader-text="."/>
          <style:tab-stop style:position="17.69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274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margin-top="0.212cm" fo:margin-bottom="0.212cm">
        <style:tab-stops>
          <style:tab-stop style:position="17.274cm" style:type="right" style:leader-style="dotted" style:leader-text="."/>
        </style:tab-stops>
      </style:paragraph-properties>
      <style:text-properties style:use-window-font-color="true" fo:font-size="16pt" fo:language="en" fo:country="US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2" style:family="paragraph" style:parent-style-name="Contents_20_3">
      <style:paragraph-properties>
        <style:tab-stops>
          <style:tab-stop style:position="16.85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6.427cm" style:type="right" style:leader-style="dotted" style:leader-text="."/>
        </style:tab-stops>
      </style:paragraph-properties>
    </style:style>
    <style:style style:name="P14" style:family="paragraph" style:parent-style-name="Title" style:master-page-name="Standard">
      <style:paragraph-properties style:page-number="auto"/>
      <style:text-properties style:use-window-font-color="true" fo:font-size="16pt" fo:language="en" fo:country="US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penParser Specification</text:p>
      <text:p text:style-name="Subtitle">Open Standard Interface (Extra)</text:p>
      <text:p text:style-name="Subtitle">Version 0.2</text:p>
      <text:p text:style-name="Subtitle"/>
      <text:p text:style-name="Standard">Created: 2008-01-02</text:p>
      <text:p text:style-name="Standard">Authors: Rehno Lindeque</text:p>
      <text:p text:style-name="Standard">Revision History: </text:p>
      <text:p text:style-name="Standard"><text:tab/>2008-01-02 Rehno Lindeque – Created (ver 0.1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Copyright © 2007 Rehno Lindeque</text:p>
      <text:h text:style-name="P6" text:outline-level="1">Table Of Contents</text:h>
      <text:section text:style-name="Sect1" text:name="Section1">
        <text:table-of-content text:style-name="Sect2" text:name="Table of Contents1">
          <text:table-of-content-source text:outline-level="9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984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Heading_20_1"/>
            </text:index-source-styles>
            <text:index-source-styles text:outline-level="2">
              <text:index-source-style text:style-name="Heading_20_2"/>
              <text:index-source-style text:style-name="Heading_20_2"/>
            </text:index-source-styles>
            <text:index-source-styles text:outline-level="3">
              <text:index-source-style text:style-name="Heading_20_3"/>
              <text:index-source-style text:style-name="Heading_20_3"/>
            </text:index-source-styles>
            <text:index-source-styles text:outline-level="4">
              <text:index-source-style text:style-name="Heading_20_4"/>
              <text:index-source-style text:style-name="Heading_20_4"/>
            </text:index-source-styles>
            <text:index-source-styles text:outline-level="5">
              <text:index-source-style text:style-name="Heading_20_5"/>
              <text:index-source-style text:style-name="Heading_20_5"/>
            </text:index-source-styles>
          </text:table-of-content-source>
          <text:index-body>
            <text:p text:style-name="P9"><text:a xlink:type="simple" xlink:href="#1.Table Of Contents|outline">Table Of Contents<text:tab/>2</text:a></text:p>
            <text:p text:style-name="P9"><text:a xlink:type="simple" xlink:href="#2.Introduction|outline">Introduction<text:tab/>3</text:a></text:p>
            <text:p text:style-name="P10"><text:a xlink:type="simple" xlink:href="#2.1.About OpenParser|outline">About OpenParser<text:tab/>3</text:a></text:p>
            <text:p text:style-name="P10"><text:a xlink:type="simple" xlink:href="#2.2.Design|outline">Design<text:tab/>4</text:a></text:p>
            <text:p text:style-name="P12"><text:a xlink:type="simple" xlink:href="#2.2.1.Introduction|outline">Introduction<text:tab/>4</text:a></text:p>
            <text:p text:style-name="P9"><text:a xlink:type="simple" xlink:href="#3.OpenParser Interface|outline">OpenParser Interface<text:tab/>5</text:a></text:p>
            <text:p text:style-name="P10"><text:a xlink:type="simple" xlink:href="#3.1.Overview|outline">Overview<text:tab/>5</text:a></text:p>
            <text:p text:style-name="P10"><text:a xlink:type="simple" xlink:href="#3.2.External OpenParser Interface|outline">External OpenParser Interface<text:tab/>6</text:a></text:p>
            <text:p text:style-name="P12"><text:a xlink:type="simple" xlink:href="#3.2.1.Introduction|outline">Introduction<text:tab/>6</text:a></text:p>
            <text:p text:style-name="P10"><text:a xlink:type="simple" xlink:href="#3.3.Internal OpenParser Interface|outline">Internal OpenParser Interface<text:tab/>6</text:a></text:p>
            <text:p text:style-name="P13"><text:a xlink:type="simple" xlink:href="#3.3.0.1.Introduction|outline">Introduction<text:tab/>6</text:a></text:p>
            <text:p text:style-name="P10"><text:a xlink:type="simple" xlink:href="#3.4.Issues|outline">Issues<text:tab/>6</text:a></text:p>
          </text:index-body>
        </text:table-of-content>
        <text:p text:style-name="P11"/>
        <text:h text:style-name="P6" text:outline-level="1">Introduction</text:h>
        <text:h text:style-name="P4" text:outline-level="2">About OpenParser</text:h>
        <text:p text:style-name="Standard">OpenParser stands for Open Standard Parser. OpenParser is an Open Standard Interface Extended specification.</text:p>
        <text:p text:style-name="Standard"/>
        <text:h text:style-name="P5" text:outline-level="2">Design</text:h>
        <text:h text:style-name="P7" text:outline-level="3">Introduction</text:h>
        <text:p text:style-name="Standard"/>
        <text:h text:style-name="P6" text:outline-level="1">OpenParser Interface</text:h>
        <text:h text:style-name="P4" text:outline-level="2">Overview</text:h>
        <text:p text:style-name="Standard"/>
        <text:h text:style-name="P5" text:outline-level="2">External OpenParser Interface</text:h>
        <text:h text:style-name="P7" text:outline-level="3">Introduction</text:h>
        <text:h text:style-name="P8" text:outline-level="4"/>
        <text:p text:style-name="P1"/>
        <text:h text:style-name="P4" text:outline-level="2">Internal OpenParser Interface</text:h>
        <text:h text:style-name="P8" text:outline-level="4">Introduction</text:h>
        <text:p text:style-name="P3"/>
        <text:p text:style-name="P3"/>
        <text:p text:style-name="P3"/>
        <text:h text:style-name="P4" text:outline-level="2">Issues</text:h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" svg:font-family="Times"/>
    <style:font-face style:name="Times1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line-height="150%" fo:text-align="center" style:justify-single-word="false" fo:text-indent="0cm" style:auto-text-indent="false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7cm" fo:margin-right="0cm" fo:margin-top="0.423cm" fo:margin-bottom="0.106cm" fo:line-height="150%" fo:text-indent="0cm" style:auto-text-indent="false" fo:keep-with-next="always"/>
      <style:text-properties style:font-name="Arial" fo:font-size="20pt" fo:letter-spacing="0.071cm" fo:font-weight="bold" style:font-size-asian="20pt" style:font-weight-asian="bold" style:font-name-complex="Arial" style:font-size-complex="20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fo:font-variant="small-caps" style:font-name="Arial" fo:font-size="16pt" fo:font-weight="bold" style:font-size-asian="16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style:font-name="Arial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" style:family="paragraph" style:parent-style-name="Text_20_body" style:class="list">
      <style:text-properties style:font-name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1"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6.984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Code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ogo" style:family="paragraph" style:parent-style-name="Title">
      <style:paragraph-properties fo:margin-top="0cm" fo:margin-bottom="0cm"/>
      <style:text-properties fo:color="#808080" fo:font-size="26pt" style:font-size-asian="26pt" style:font-size-complex="26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1.778cm" fo:margin-right="1.52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OpenParser Library Specifications Draft</dc:title>
    <meta:initial-creator>Raistlin Masjere</meta:initial-creator>
    <meta:creation-date>2006-06-23T21:53:00</meta:creation-date>
    <dc:creator>Raistlin Masjere</dc:creator>
    <dc:date>2008-11-11T17:40:03</dc:date>
    <meta:print-date>2113-01-01T00:00:00</meta:print-date>
    <dc:language>en-GB</dc:language>
    <meta:editing-cycles>193</meta:editing-cycles>
    <meta:editing-duration>PT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33" meta:word-count="95" meta:character-count="693"/>
  </office:meta>
</office:document-meta>
</file>